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Helvetica" fo:font-size="12pt" fo:language="none" fo:country="none" style:font-name-asian="Helvetica" style:font-size-asian="12pt" style:language-asian="none" style:country-asian="none" style:font-name-complex="Helvetica" style:font-size-complex="12pt" style:language-complex="none" style:country-complex="none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9437" calcext:value-type="float">
            <text:p>943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2" calcext:value-type="float">
            <text:p>4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8" calcext:value-type="float">
            <text:p>6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3" calcext:value-type="float">
            <text:p>6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7" calcext:value-type="float">
            <text:p>6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9" calcext:value-type="float">
            <text:p>5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" calcext:value-type="float">
            <text:p>53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0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" calcext:value-type="float">
            <text:p>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6" calcext:value-type="float">
            <text:p>6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" calcext:value-type="float">
            <text:p>46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3:00" calcext:value-type="date">
            <text:p>22/09/21 17:03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2T17:07:00" calcext:value-type="date">
            <text:p>22/09/21 17:07</text:p>
          </table:table-cell>
          <table:table-cell table:style-name="ce3" office:value-type="date" office:date-value="2022-09-23T16:10:00" calcext:value-type="date">
            <text:p>23/09/22 16:10</text:p>
          </table:table-cell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office:value-type="date" office:date-value="2021-09-23T16:22:00" calcext:value-type="date">
            <text:p>23/09/21 16:22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date" office:date-value="2021-09-23T16:29:00" calcext:value-type="date">
            <text:p>23/09/21 16:2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22:00" calcext:value-type="date">
            <text:p>23/09/21 16:22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date" office:date-value="2021-09-23T16:33:00" calcext:value-type="date">
            <text:p>23/09/21 16:33</text:p>
          </table:table-cell>
          <table:table-cell table:style-name="ce3" office:value-type="date" office:date-value="2021-09-24T16:54:00" calcext:value-type="date">
            <text:p>24/09/21 16:54</text:p>
          </table:table-cell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6" calcext:value-type="float">
            <text:p>56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8" calcext:value-type="float">
            <text:p>58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" calcext:value-type="float">
            <text:p>5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" calcext:value-type="float">
            <text:p>5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4" calcext:value-type="float">
            <text:p>6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" calcext:value-type="float">
            <text:p>62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5" calcext:value-type="float">
            <text:p>6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9" calcext:value-type="float">
            <text:p>5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" calcext:value-type="float">
            <text:p>54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0" calcext:value-type="float">
            <text:p>6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1" calcext:value-type="float">
            <text:p>61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" calcext:value-type="float">
            <text:p>5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" calcext:value-type="float">
            <text:p>45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" calcext:value-type="float">
            <text:p>49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" calcext:value-type="float">
            <text:p>50</text:p>
          </table:table-cell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 office:value-type="string" calcext:value-type="string">
            <text:p>queue</text:p>
          </table:table-cell>
          <table:table-cell/>
          <table:table-cell office:value-type="date" office:date-value="2021-10-08T10:44:00" calcext:value-type="date">
            <text:p>08/10/21 10:4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0:03:21.581154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10-11T10:21:28.364991042</dc:date>
    <meta:editing-duration>P2DT3H55M16S</meta:editing-duration>
    <meta:editing-cycles>78</meta:editing-cycles>
    <meta:document-statistic meta:table-count="1" meta:cell-count="2087" meta:object-count="0"/>
  </office:meta>
</office:document-meta>
</file>